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cf7a" officeooo:paragraph-rsid="0019cf7a"/>
    </style:style>
    <style:style style:name="P2" style:family="paragraph" style:parent-style-name="Standard">
      <style:text-properties officeooo:rsid="0019cf7a" officeooo:paragraph-rsid="001b5e53"/>
    </style:style>
    <style:style style:name="P3" style:family="paragraph" style:parent-style-name="Standard">
      <style:text-properties officeooo:rsid="001a743f" officeooo:paragraph-rsid="001a743f" fo:background-color="#ffff00"/>
    </style:style>
    <style:style style:name="P4" style:family="paragraph" style:parent-style-name="Standard">
      <style:text-properties officeooo:rsid="001a743f" officeooo:paragraph-rsid="001a743f" fo:background-color="transparent"/>
    </style:style>
    <style:style style:name="P5" style:family="paragraph" style:parent-style-name="Standard">
      <style:text-properties officeooo:rsid="0019cf7a" officeooo:paragraph-rsid="0019cf7a" fo:background-color="transparent"/>
    </style:style>
    <style:style style:name="P6" style:family="paragraph" style:parent-style-name="Standard">
      <style:text-properties officeooo:rsid="001a935a" officeooo:paragraph-rsid="001a935a" fo:background-color="transparent"/>
    </style:style>
    <style:style style:name="P7" style:family="paragraph" style:parent-style-name="Standard">
      <style:text-properties officeooo:rsid="001b5e53" officeooo:paragraph-rsid="001b5e53" fo:background-color="transparent"/>
    </style:style>
    <style:style style:name="P8" style:family="paragraph" style:parent-style-name="Standard">
      <style:text-properties officeooo:rsid="001c892f" officeooo:paragraph-rsid="001c892f" fo:background-color="transparent"/>
    </style:style>
    <style:style style:name="P9" style:family="paragraph" style:parent-style-name="Standard">
      <style:text-properties officeooo:rsid="001b5e53" officeooo:paragraph-rsid="001b5e53"/>
    </style:style>
    <style:style style:name="P10" style:family="paragraph" style:parent-style-name="Standard">
      <style:text-properties officeooo:rsid="001a743f" officeooo:paragraph-rsid="001a743f" fo:background-color="#00ffff"/>
    </style:style>
    <style:style style:name="P11" style:family="paragraph" style:parent-style-name="Standard">
      <style:text-properties officeooo:rsid="001de3ef" officeooo:paragraph-rsid="001de3ef" fo:background-color="transparent"/>
    </style:style>
    <style:style style:name="P12" style:family="paragraph" style:parent-style-name="Standard">
      <style:text-properties officeooo:rsid="001e7e2a" officeooo:paragraph-rsid="001e7e2a" fo:background-color="transparent"/>
    </style:style>
    <style:style style:name="P13" style:family="paragraph" style:parent-style-name="Standard">
      <style:text-properties officeooo:rsid="001a743f" officeooo:paragraph-rsid="001e7e2a" fo:background-color="transparent"/>
    </style:style>
    <style:style style:name="P14" style:family="paragraph" style:parent-style-name="Standard">
      <style:text-properties officeooo:rsid="001a743f" officeooo:paragraph-rsid="001a743f"/>
    </style:style>
    <style:style style:name="P15" style:family="paragraph" style:parent-style-name="Standard">
      <style:text-properties officeooo:rsid="001e7e2a" officeooo:paragraph-rsid="001e7e2a" fo:background-color="#ffff00"/>
    </style:style>
    <style:style style:name="P16" style:family="paragraph" style:parent-style-name="Standard">
      <style:text-properties officeooo:rsid="0019cf7a" officeooo:paragraph-rsid="0019cf7a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a935a" fo:background-color="#ffff00" loext:char-shading-value="0"/>
    </style:style>
    <style:style style:name="T3" style:family="text">
      <style:text-properties officeooo:rsid="001b5e53"/>
    </style:style>
    <style:style style:name="T4" style:family="text">
      <style:text-properties officeooo:rsid="001a743f" fo:background-color="#00ffff" loext:char-shading-value="0"/>
    </style:style>
    <style:style style:name="T5" style:family="text">
      <style:text-properties officeooo:rsid="001a935a" fo:background-color="#00ffff" loext:char-shading-value="0"/>
    </style:style>
    <style:style style:name="T6" style:family="text">
      <style:text-properties officeooo:rsid="001c892f"/>
    </style:style>
    <style:style style:name="T7" style:family="text">
      <style:text-properties officeooo:rsid="001e7e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RT WORK</text:p>
      <text:p text:style-name="P12">&lt;!DOCTYPE html&gt;</text:p>
      <text:p text:style-name="P12">&lt;html&gt;</text:p>
      <text:p text:style-name="P12"><text:s text:c="2"/>&lt;head&gt;</text:p>
      <text:p text:style-name="P12"><text:s text:c="3"/>&lt;meta charset="utf-8"&gt;</text:p>
      <text:p text:style-name="P12"><text:s text:c="4"/>&lt;title&gt;Kae'Lyn Alexander| Programmer &lt;/title&gt;</text:p>
      <text:p text:style-name="P12"><text:s text:c="4"/>&lt;link rel="stylesheet" href="css/normalize.css"&gt;</text:p>
      <text:p text:style-name="P12"><text:s text:c="4"/>&lt;link href='http://fonts.googleapis.com/css?family=Shadows+Into+Light|Courgette' rel='stylesheet' type='text/css'&gt;</text:p>
      <text:p text:style-name="P12"><text:s text:c="5"/>&lt;link rel="stylesheet" href="css/main.css"&gt;</text:p>
      <text:p text:style-name="P12"><text:s text:c="4"/>&lt;link rel="stylesheet" href="css/responsive.css"&gt;</text:p>
      <text:p text:style-name="P12"><text:s text:c="4"/>&lt;meta name="viewport" content="width-device-width, initial-scale-1.0"&gt;</text:p>
      <text:p text:style-name="P12"><text:s text:c="2"/>&lt;/head&gt;</text:p>
      <text:p text:style-name="P12"><text:s text:c="2"/>&lt;body&gt;</text:p>
      <text:p text:style-name="P12"><text:s text:c="4"/>&lt;header&gt;</text:p>
      <text:p text:style-name="P12"><text:s text:c="5"/>&lt;a href="index.html" id="logo"&gt;</text:p>
      <text:p text:style-name="P12"><text:s text:c="6"/>&lt;h1&gt;Kae'Lyn Alexander&lt;/h1&gt;</text:p>
      <text:p text:style-name="P12"><text:s text:c="6"/>&lt;h2&gt;Programmer&lt;/h2&gt;</text:p>
      <text:p text:style-name="P12"><text:s text:c="5"/>&lt;/a&gt;</text:p>
      <text:p text:style-name="P12"><text:s text:c="5"/>&lt;nav&gt;</text:p>
      <text:p text:style-name="P12"><text:s text:c="7"/>&lt;ul&gt;</text:p>
      <text:p text:style-name="P12"><text:s text:c="9"/>&lt;li&gt;&lt;a href="index.html"&gt;Portfolio&lt;/a&gt;&lt;/li&gt;</text:p>
      <text:p text:style-name="P12"><text:s text:c="9"/>&lt;li&gt;&lt;a href="artwork.html" class="selected"&gt;Art Work&lt;/a&gt;&lt;/li&gt;</text:p>
      <text:p text:style-name="P12"><text:s text:c="9"/>&lt;li&gt;&lt;a href="about.html"&gt;About&lt;/a&gt;&lt;/li&gt;</text:p>
      <text:p text:style-name="P12"><text:s text:c="9"/>&lt;li&gt;&lt;a href="contact.html"&gt;Contact&lt;/a&gt;&lt;/li&gt;</text:p>
      <text:p text:style-name="P12"><text:s text:c="7"/>&lt;/ul&gt;</text:p>
      <text:p text:style-name="P12"><text:s text:c="6"/>&lt;/nav&gt;</text:p>
      <text:p text:style-name="P12"><text:s text:c="4"/>&lt;/header&gt;</text:p>
      <text:p text:style-name="P12"><text:s text:c="4"/>&lt;div id="wrapper"&gt;</text:p>
      <text:p text:style-name="P12"><text:s text:c="15"/>&lt;h3&gt;Art Work&lt;/h3&gt;</text:p>
      <text:p text:style-name="P12"><text:s text:c="8"/>&lt;section&gt;</text:p>
      <text:p text:style-name="P12"><text:s text:c="8"/>&lt;ul id="gallery"&gt;</text:p>
      <text:p text:style-name="P12"><text:s text:c="9"/>&lt;li&gt;</text:p>
      <text:p text:style-name="P12"><text:s text:c="21"/>&lt;a href="img/red-flower.jpg"&gt;</text:p>
      <text:p text:style-name="P12"><text:s text:c="12"/>&lt;img src="img/red-flower.jpg" alt=""&gt;</text:p>
      <text:p text:style-name="P12"><text:s text:c="10"/>&lt;p&gt; These are some of the more recent pictures I've taken for my AP 2D Art class this coming school year.&lt;/p&gt;</text:p>
      <text:p text:style-name="P12"><text:s text:c="12"/>&lt;/a&gt;</text:p>
      <text:p text:style-name="P12"><text:s text:c="10"/>&lt;/li&gt;</text:p>
      <text:p text:style-name="P12"><text:s text:c="8"/>&lt;li&gt;</text:p>
      <text:p text:style-name="P12"><text:s text:c="10"/>&lt;a href="img/twisted-bark.jpg"&gt;</text:p>
      <text:p text:style-name="P12"><text:s text:c="12"/>&lt;img src="img/twisted-bark.jpg" alt=""&gt;</text:p>
      <text:p text:style-name="P12"><text:s text:c="10"/>&lt;p&gt;Exploring the different textures on plants.&lt;/p&gt;</text:p>
      <text:p text:style-name="P12"><text:s text:c="12"/>&lt;/a&gt;</text:p>
      <text:p text:style-name="P12"><text:s text:c="10"/>&lt;/li&gt;</text:p>
      <text:p text:style-name="P12"><text:s text:c="8"/>&lt;li&gt;</text:p>
      <text:p text:style-name="P12"><text:s text:c="10"/>&lt;a href="img/yellow-white-flowers.jpg"&gt;</text:p>
      <text:p text:style-name="P12"><text:s text:c="12"/>&lt;img src="img/yellow-white-flowers.jpg" alt=""&gt;</text:p>
      <text:p text:style-name="P12"><text:s text:c="10"/>&lt;p&gt;Taking "card-worthy" pictures is something I aspire to master.&lt;/p&gt;</text:p>
      <text:p text:style-name="P12"><text:soft-page-break/><text:s text:c="12"/>&lt;/a&gt;</text:p>
      <text:p text:style-name="P12"><text:s text:c="10"/>&lt;/li&gt;</text:p>
      <text:p text:style-name="P12"><text:s text:c="8"/>&lt;li&gt;</text:p>
      <text:p text:style-name="P12"><text:s text:c="10"/>&lt;a href="img/yellow-white-flower2.jpg"&gt;</text:p>
      <text:p text:style-name="P12"><text:s text:c="12"/>&lt;img src="img/yellow-white-flower2.jpg" alt=""&gt;</text:p>
      <text:p text:style-name="P12"><text:s text:c="10"/>&lt;p&gt;Another version of the previous picture while changing it to focus on different sets of flowers.&lt;/p&gt;</text:p>
      <text:p text:style-name="P12"><text:s text:c="12"/>&lt;/a&gt;</text:p>
      <text:p text:style-name="P12"><text:s text:c="10"/>&lt;/li&gt;</text:p>
      <text:p text:style-name="P12"><text:s text:c="8"/>&lt;li&gt;</text:p>
      <text:p text:style-name="P12"><text:s text:c="8"/>&lt;a href="img/leaf.jpg"&gt;</text:p>
      <text:p text:style-name="P12"><text:s text:c="10"/>&lt;img src="img/leaf.jpg" alt=""&gt;</text:p>
      <text:p text:style-name="P12"><text:s text:c="10"/>&lt;p&gt; Exploring textures on different plants.&lt;/p&gt;</text:p>
      <text:p text:style-name="P12"><text:s text:c="10"/>&lt;/a&gt;&lt;/li&gt;</text:p>
      <text:p text:style-name="P12"><text:s text:c="8"/>&lt;/ul&gt;</text:p>
      <text:p text:style-name="P12"><text:s text:c="6"/></text:p>
      <text:p text:style-name="P12"><text:s text:c="17"/>&lt;/section&gt;</text:p>
      <text:p text:style-name="P12"><text:s text:c="6"/>&lt;footer&gt;</text:p>
      <text:p text:style-name="P12"><text:s text:c="8"/>&lt;a href= "twitter.com/Princ3ssKa3"&gt;</text:p>
      <text:p text:style-name="P12"><text:s text:c="8"/>&lt;img src="img/twitter-wrap.png" alt"Twitter Logo" class="social-icon"&gt;&lt;/a&gt;</text:p>
      <text:p text:style-name="P12"><text:s text:c="8"/>&lt;a href= "facebook.com"&gt;</text:p>
      <text:p text:style-name="P12"><text:s text:c="8"/>&lt;img src="img/facebook-wrap.png" alt"Facebook Logo" class="social-icon"&gt;&lt;/a&gt;</text:p>
      <text:p text:style-name="P12"><text:s text:c="8"/>&lt;p&gt;&amp;copy; 2015 Kae'Lyn Alexander.&lt;/p&gt;</text:p>
      <text:p text:style-name="P12"><text:s text:c="6"/>&lt;/footer&gt;</text:p>
      <text:p text:style-name="P12"><text:s text:c="5"/>&lt;/div&gt;</text:p>
      <text:p text:style-name="P12"><text:s text:c="2"/>&lt;/body&gt;</text:p>
      <text:p text:style-name="P12">&lt;/html&gt;</text:p>
      <text:p text:style-name="P12"><text:s text:c="2"/></text:p>
      <text:p text:style-name="P15"/>
      <text:p text:style-name="P14"><text:span text:style-name="T1">CONTAC</text:span><text:span text:style-name="T2">T</text:span><text:span text:style-name="T1">.HTML</text:span></text:p>
      <text:p text:style-name="P3"/>
      <text:p text:style-name="P2"><text:s/><text:span text:style-name="T3">&lt;!DOCTYPE html&gt;</text:span></text:p>
      <text:p text:style-name="P9">&lt;html&gt;</text:p>
      <text:p text:style-name="P9"><text:s text:c="2"/>&lt;head&gt;</text:p>
      <text:p text:style-name="P9"><text:s text:c="3"/>&lt;meta charset="utf-8"&gt;</text:p>
      <text:p text:style-name="P9"><text:s text:c="4"/>&lt;title&gt;Kae'Lyn Alexander| Programmer &lt;/title&gt;</text:p>
      <text:p text:style-name="P9"><text:s text:c="4"/>&lt;link rel="stylesheet" href="css/normalize.css"&gt;</text:p>
      <text:p text:style-name="P9"><text:s text:c="4"/>&lt;link href='http://fonts.googleapis.com/css?family=Shadows+Into+Light|Courgette' rel='stylesheet' type='text/css'&gt;</text:p>
      <text:p text:style-name="P9"><text:s text:c="5"/>&lt;link rel="stylesheet" href="css/main.css"&gt;</text:p>
      <text:p text:style-name="P9"><text:s text:c="4"/>&lt;link rel="stylesheet" href="css/responsive.css"&gt;</text:p>
      <text:p text:style-name="P9"><text:s text:c="4"/>&lt;meta name="viewport" content="width-device-width, initial-scale-1.0"&gt;</text:p>
      <text:p text:style-name="P9"><text:s text:c="2"/>&lt;/head&gt;</text:p>
      <text:p text:style-name="P9"><text:s text:c="2"/>&lt;body&gt;</text:p>
      <text:p text:style-name="P9"><text:s text:c="4"/>&lt;header&gt;</text:p>
      <text:p text:style-name="P9"><text:s text:c="5"/>&lt;a href="index.html" id="logo"&gt;</text:p>
      <text:p text:style-name="P9"><text:s text:c="6"/>&lt;h1&gt;Kae'Lyn Alexander&lt;/h1&gt;</text:p>
      <text:p text:style-name="P9"><text:s text:c="6"/>&lt;h2&gt;Programmer&lt;/h2&gt;</text:p>
      <text:p text:style-name="P9"><text:s text:c="5"/>&lt;/a&gt;</text:p>
      <text:p text:style-name="P9"><text:soft-page-break/><text:s text:c="5"/>&lt;nav&gt;</text:p>
      <text:p text:style-name="P9"><text:s text:c="7"/>&lt;ul&gt;</text:p>
      <text:p text:style-name="P9"><text:s text:c="9"/>&lt;li&gt;&lt;a href="index.html"&gt;Portfolio&lt;/a&gt;&lt;/li&gt;</text:p>
      <text:p text:style-name="P9"><text:s text:c="9"/>&lt;li&gt;&lt;a href="about.html" &gt;About&lt;/a&gt;&lt;/li&gt;</text:p>
      <text:p text:style-name="P9"><text:s text:c="9"/>&lt;li&gt;&lt;a href="contact.html" class="selected"&gt;Contact&lt;/a&gt;&lt;/li&gt;</text:p>
      <text:p text:style-name="P9"><text:s text:c="7"/>&lt;/ul&gt;</text:p>
      <text:p text:style-name="P9"><text:s text:c="6"/>&lt;/nav&gt;</text:p>
      <text:p text:style-name="P9"><text:s text:c="4"/>&lt;/header&gt;</text:p>
      <text:p text:style-name="P9"><text:s text:c="4"/>&lt;div id="wrapper"&gt;</text:p>
      <text:p text:style-name="P9"><text:s text:c="6"/>&lt;section id="primary"&gt;</text:p>
      <text:p text:style-name="P9"><text:s text:c="8"/>&lt;h3&gt;General Information&lt;/h3&gt;</text:p>
      <text:p text:style-name="P9"><text:s text:c="8"/>&lt;p&gt;I am looking for more partners in joining the girls here in Baltimore as well as DC. Feel free to contact myself or INSERT NAME with any questions.&lt;/p&gt;</text:p>
      <text:p text:style-name="P9"><text:s text:c="8"/>&lt;p&gt;Only contact with serious or urgent inquiries.&lt;/p&gt;</text:p>
      <text:p text:style-name="P9"><text:s text:c="6"/>&lt;/section&gt;</text:p>
      <text:p text:style-name="P9"><text:s text:c="6"/></text:p>
      <text:p text:style-name="P9"><text:s text:c="5"/>&lt;section id="secondary"&gt;</text:p>
      <text:p text:style-name="P9"><text:s text:c="3"/>&lt;h3&gt;Contact Details&lt;/h3&gt;</text:p>
      <text:p text:style-name="P9"><text:s text:c="5"/>&lt;ul class="contact-info"&gt;</text:p>
      <text:p text:style-name="P9"><text:s text:c="7"/>&lt;li class="phone"&gt;&lt;a href="tel:1-800-999"&gt;1-800-999&lt;/a&gt;&lt;/li&gt;</text:p>
      <text:p text:style-name="P9"><text:s text:c="7"/>&lt;li class="mail"&gt;&lt;a href="mailto: jen@example.com"&gt;jen@example.com&lt;/a&gt;&lt;/li&gt;</text:p>
      <text:p text:style-name="P9"><text:s text:c="7"/>&lt;li class="twitter"&gt;&lt;a href="http://twitter.com/Princ3ssKa3"&gt;@Princ3ssKa3&lt;/a&gt;&lt;/li&gt;</text:p>
      <text:p text:style-name="P9">&lt;/ul&gt;</text:p>
      <text:p text:style-name="P9"><text:s text:c="5"/>&lt;/section&gt;</text:p>
      <text:p text:style-name="P9"><text:s text:c="6"/>&lt;footer&gt;</text:p>
      <text:p text:style-name="P9"><text:s text:c="8"/>&lt;a href= "twitter.com/Princ3ssKa3"&gt;</text:p>
      <text:p text:style-name="P9"><text:s text:c="8"/>&lt;img src="img/twitter-wrap.png" alt"Twitter Logo" class="social-icon"&gt;&lt;/a&gt;</text:p>
      <text:p text:style-name="P9"><text:s text:c="8"/>&lt;a href= "facebook.com"&gt;</text:p>
      <text:p text:style-name="P9"><text:s text:c="8"/>&lt;img src="img/facebook-wrap.png" alt"Facebook Logo" class="social-icon"&gt;&lt;/a&gt;</text:p>
      <text:p text:style-name="P9"><text:s text:c="8"/>&lt;p&gt;&amp;copy; 2015 Kae'Lyn Alexander.&lt;/p&gt;</text:p>
      <text:p text:style-name="P9"><text:s text:c="6"/>&lt;/footer&gt;</text:p>
      <text:p text:style-name="P9"><text:s text:c="5"/>&lt;/div&gt;</text:p>
      <text:p text:style-name="P9"><text:s text:c="2"/>&lt;/body&gt;</text:p>
      <text:p text:style-name="P9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DEX.HTML</text:p>
      <text:p text:style-name="P13"><text:s text:c="2"/><text:span text:style-name="T7">&lt;!DOCTYPE html&gt;</text:span></text:p>
      <text:p text:style-name="P12">&lt;html&gt;</text:p>
      <text:p text:style-name="P12"><text:s text:c="2"/>&lt;head&gt;</text:p>
      <text:p text:style-name="P12"><text:s text:c="3"/>&lt;meta charset="utf-8"&gt;</text:p>
      <text:p text:style-name="P12"><text:s text:c="4"/>&lt;title&gt;Kae'Lyn Alexander| Programmer &lt;/title&gt;</text:p>
      <text:p text:style-name="P12"><text:s text:c="4"/>&lt;link rel="stylesheet" href="css/normalize.css"&gt;</text:p>
      <text:p text:style-name="P12"><text:s text:c="4"/>&lt;link href='http://fonts.googleapis.com/css?family=Shadows+Into+Light|Courgette' rel='stylesheet' type='text/css'&gt;</text:p>
      <text:p text:style-name="P12"><text:s text:c="5"/>&lt;link rel="stylesheet" href="css/main.css"&gt;</text:p>
      <text:p text:style-name="P12"><text:s text:c="5"/>&lt;link rel="stylesheet" href="css/responsive.css"&gt;</text:p>
      <text:p text:style-name="P12"><text:s text:c="4"/>&lt;meta name="viewport" content="width=device-width, initial-scale=1.0"&gt;</text:p>
      <text:p text:style-name="P12"><text:s text:c="2"/>&lt;/head&gt;</text:p>
      <text:p text:style-name="P12"><text:s text:c="2"/>&lt;body&gt;</text:p>
      <text:p text:style-name="P12"><text:s text:c="4"/>&lt;header&gt;</text:p>
      <text:p text:style-name="P12"><text:s text:c="5"/>&lt;a href="index.html" id="logo"&gt;</text:p>
      <text:p text:style-name="P12"><text:s text:c="6"/>&lt;h1&gt;Kae'Lyn Alexander&lt;/h1&gt;</text:p>
      <text:p text:style-name="P12"><text:s text:c="6"/>&lt;h2&gt;Programmer&lt;/h2&gt;</text:p>
      <text:p text:style-name="P12"><text:s text:c="5"/>&lt;/a&gt;</text:p>
      <text:p text:style-name="P12"><text:s text:c="5"/>&lt;nav&gt;</text:p>
      <text:p text:style-name="P12"><text:s text:c="7"/>&lt;ul&gt;</text:p>
      <text:p text:style-name="P12"><text:s text:c="9"/>&lt;li&gt;&lt;a href="index.html" class="selected"&gt;Portfolio&lt;/a&gt;&lt;/li&gt;</text:p>
      <text:p text:style-name="P12"><text:s text:c="9"/>&lt;li&gt;&lt;a href="artwork.html"&gt;Art Work&lt;/a&gt;&lt;/li&gt;</text:p>
      <text:p text:style-name="P12"><text:s text:c="9"/>&lt;li&gt;&lt;a href="about.html"&gt;About&lt;/a&gt;&lt;/li&gt;</text:p>
      <text:p text:style-name="P12"><text:s text:c="9"/>&lt;li&gt;&lt;a href="contact.html"&gt;Contact&lt;/a&gt;&lt;/li&gt;</text:p>
      <text:p text:style-name="P12"><text:s text:c="7"/>&lt;/ul&gt;</text:p>
      <text:p text:style-name="P12"><text:s text:c="6"/>&lt;/nav&gt;</text:p>
      <text:p text:style-name="P12"><text:s text:c="4"/>&lt;/header&gt;</text:p>
      <text:p text:style-name="P12"><text:s text:c="4"/>&lt;div id="wrapper"&gt;</text:p>
      <text:p text:style-name="P12"><text:s text:c="6"/>&lt;section&gt;</text:p>
      <text:p text:style-name="P12"><text:s text:c="6"/>&lt;ul id="gallery"&gt;</text:p>
      <text:p text:style-name="P12"><text:s text:c="8"/>&lt;li&gt;</text:p>
      <text:p text:style-name="P12"><text:s text:c="10"/>&lt;a href="img/giphy.gif"&gt;&lt;img src="img/giphy.gif" alt=""&gt;&lt;/a&gt;</text:p>
      <text:p text:style-name="P12"><text:s text:c="10"/>&lt;p&gt;Boston Dynamics and one of their various 2013 BigDog robots.</text:p>
      <text:p text:style-name="P12"><text:s text:c="10"/>Spot can run on any terrain and responds just like a dog, as seen above.&lt;/p&gt;</text:p>
      <text:p text:style-name="P12"><text:s text:c="10"/>&lt;/li&gt;</text:p>
      <text:p text:style-name="P12"><text:s text:c="8"/>&lt;li&gt;</text:p>
      <text:p text:style-name="P12"><text:s text:c="10"/>&lt;a href="img/bionic-man-show.jpeg"&gt;</text:p>
      <text:p text:style-name="P12"><text:s text:c="12"/>&lt;img src="img/bionic-man-show.jpeg" alt=""&gt;</text:p>
      <text:p text:style-name="P12"><text:s text:c="10"/>&lt;p&gt;Like many Engineers, I hope to one day own my own software company and design many prototypes to assist people with physical disabilities.&lt;/p&gt;</text:p>
      <text:p text:style-name="P12"><text:s text:c="12"/>&lt;/a&gt;</text:p>
      <text:p text:style-name="P12"><text:s text:c="10"/>&lt;/li&gt;</text:p>
      <text:p text:style-name="P12"><text:s text:c="8"/>&lt;li&gt;</text:p>
      <text:p text:style-name="P12"><text:s text:c="10"/>&lt;a href="img/JohnsHopkinsPrototypeHand.jpeg"&gt;</text:p>
      <text:p text:style-name="P12"><text:s text:c="12"/>&lt;img src="img/JohnsHopkinsPrototypeHand.jpeg" alt=""&gt;</text:p>
      <text:p text:style-name="P12"><text:s text:c="10"/>&lt;p&gt;A 3D Printed Ptotoype. Johns Hopkins 2013&lt;/p&gt;</text:p>
      <text:p text:style-name="P12"><text:s text:c="12"/>&lt;/a&gt;</text:p>
      <text:p text:style-name="P12"><text:s text:c="10"/>&lt;/li&gt;</text:p>
      <text:p text:style-name="P12"><text:soft-page-break/><text:s text:c="8"/>&lt;li&gt;</text:p>
      <text:p text:style-name="P12"><text:s text:c="10"/>&lt;a href="img/DC-IMAG2764.jpg"&gt;</text:p>
      <text:p text:style-name="P12"><text:s text:c="12"/>&lt;img src="img/DC-IMAG2764.jpg" alt=""&gt;</text:p>
      <text:p text:style-name="P12"><text:s text:c="10"/>&lt;p&gt;Taking "card-worthy" pictures is something I aspire to master.&lt;/p&gt;</text:p>
      <text:p text:style-name="P12"><text:s text:c="12"/>&lt;/a&gt;</text:p>
      <text:p text:style-name="P12"><text:s text:c="10"/>&lt;/li&gt;</text:p>
      <text:p text:style-name="P12"><text:s text:c="8"/>&lt;li&gt;</text:p>
      <text:p text:style-name="P12"><text:s text:c="10"/>&lt;a href="img/DC-IMAG2767.jpg"&gt;</text:p>
      <text:p text:style-name="P12"><text:s text:c="12"/>&lt;img src="img/DC-IMAG2767.jpg" alt=""&gt;</text:p>
      <text:p text:style-name="P12"><text:s text:c="10"/>&lt;p&gt;World War Two Memorial&lt;/p&gt;</text:p>
      <text:p text:style-name="P12"><text:s text:c="12"/>&lt;/a&gt;</text:p>
      <text:p text:style-name="P12"><text:s text:c="10"/>&lt;/li&gt;</text:p>
      <text:p text:style-name="P12"><text:s text:c="8"/>&lt;li&gt;</text:p>
      <text:p text:style-name="P12"><text:s text:c="8"/>&lt;a href=""&gt;</text:p>
      <text:p text:style-name="P12"><text:s text:c="10"/>&lt;img src="" alt=""&gt;</text:p>
      <text:p text:style-name="P12"><text:s text:c="10"/>&lt;/a&gt;&lt;/li&gt;</text:p>
      <text:p text:style-name="P12"><text:s text:c="8"/>&lt;/ul&gt;</text:p>
      <text:p text:style-name="P12"><text:s text:c="6"/>&lt;/section&gt;</text:p>
      <text:p text:style-name="P12"><text:s text:c="6"/>&lt;footer&gt;</text:p>
      <text:p text:style-name="P12"><text:s text:c="8"/>&lt;a href= "twitter.com/Princ3ssKa3"&gt;</text:p>
      <text:p text:style-name="P12"><text:s text:c="8"/>&lt;img src="img/twitter-wrap.png" alt="Twitter Logo" class="social-icon"&gt;&lt;/a&gt;</text:p>
      <text:p text:style-name="P12"><text:s text:c="8"/>&lt;a href= "facebook.com"&gt;</text:p>
      <text:p text:style-name="P12"><text:s text:c="8"/>&lt;img src="img/facebook-wrap.png" alt="Facebook Logo" class="social-icon"&gt;&lt;/a&gt;</text:p>
      <text:p text:style-name="P12"><text:s text:c="8"/>&lt;p&gt;&amp;copy; 2015 Kae'Lyn Alexander.&lt;/p&gt;</text:p>
      <text:p text:style-name="P12"><text:s text:c="6"/>&lt;/footer&gt;</text:p>
      <text:p text:style-name="P12"><text:s text:c="5"/>&lt;/div&gt;</text:p>
      <text:p text:style-name="P12"><text:s text:c="2"/>&lt;/body&gt;</text:p>
      <text:p text:style-name="P12">&lt;/html&gt;</text:p>
      <text:p text:style-name="P7"/>
      <text:p text:style-name="P7">/*selected nav link*/</text:p>
      <text:p text:style-name="P7">nav a.selected, nav a:hover {</text:p>
      <text:p text:style-name="P7"><text:s text:c="2"/>color: #32673f;</text:p>
      <text:p text:style-name="P7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BOUT.HTML</text:p>
      <text:p text:style-name="P13"><text:s text:c="2"/><text:span text:style-name="T7">&lt;!DOCTYPE html&gt;</text:span></text:p>
      <text:p text:style-name="P12">&lt;html&gt;</text:p>
      <text:p text:style-name="P12"><text:s text:c="2"/>&lt;head&gt;</text:p>
      <text:p text:style-name="P12"><text:s text:c="3"/>&lt;meta charset="utf-8"&gt;</text:p>
      <text:p text:style-name="P12"><text:s text:c="4"/>&lt;title&gt;Kae'Lyn Alexander| Programmer &lt;/title&gt;</text:p>
      <text:p text:style-name="P12"><text:s text:c="4"/>&lt;link rel="stylesheet" href="css/normalize.css"&gt;</text:p>
      <text:p text:style-name="P12"><text:s text:c="4"/>&lt;link href='http://fonts.googleapis.com/css?family=Shadows+Into+Light|Courgette' rel='stylesheet' type='text/css'&gt;</text:p>
      <text:p text:style-name="P12"><text:s text:c="5"/>&lt;link rel="stylesheet" href="css/main.css"&gt;</text:p>
      <text:p text:style-name="P12"><text:s text:c="4"/>&lt;link rel="stylesheet" href="css/responsive.css"&gt;</text:p>
      <text:p text:style-name="P12"><text:s text:c="4"/>&lt;meta name="viewport" content="width-device-width, initial-scale-1.0"&gt;</text:p>
      <text:p text:style-name="P12"><text:s text:c="2"/>&lt;/head&gt;</text:p>
      <text:p text:style-name="P12"><text:s text:c="2"/>&lt;body&gt;</text:p>
      <text:p text:style-name="P12"><text:s text:c="4"/>&lt;header&gt;</text:p>
      <text:p text:style-name="P12"><text:s text:c="5"/>&lt;a href="index.html" id="logo"&gt;</text:p>
      <text:p text:style-name="P12"><text:s text:c="6"/>&lt;h1&gt;Kae'Lyn Alexander&lt;/h1&gt;</text:p>
      <text:p text:style-name="P12"><text:s text:c="6"/>&lt;h2&gt;Programmer&lt;/h2&gt;</text:p>
      <text:p text:style-name="P12"><text:s text:c="5"/>&lt;/a&gt;</text:p>
      <text:p text:style-name="P12"><text:s text:c="5"/>&lt;nav&gt;</text:p>
      <text:p text:style-name="P12"><text:s text:c="7"/>&lt;ul&gt;</text:p>
      <text:p text:style-name="P12"><text:s text:c="9"/>&lt;li&gt;&lt;a href="index.html"&gt;Portfolio&lt;/a&gt;&lt;/li&gt;</text:p>
      <text:p text:style-name="P12"><text:s text:c="9"/>&lt;li&gt;&lt;a href="artwork.html"&gt;Art Work&lt;/a&gt;&lt;/li&gt;</text:p>
      <text:p text:style-name="P12"><text:s text:c="9"/>&lt;li&gt;&lt;a href="about.html" class="selected"&gt;About&lt;/a&gt;&lt;/li&gt;</text:p>
      <text:p text:style-name="P12"><text:s text:c="9"/>&lt;li&gt;&lt;a href="contact.html"&gt;Contact&lt;/a&gt;&lt;/li&gt;</text:p>
      <text:p text:style-name="P12"><text:s text:c="7"/>&lt;/ul&gt;</text:p>
      <text:p text:style-name="P12"><text:s text:c="6"/>&lt;/nav&gt;</text:p>
      <text:p text:style-name="P12"><text:s text:c="4"/>&lt;/header&gt;</text:p>
      <text:p text:style-name="P12"><text:soft-page-break/><text:s text:c="4"/>&lt;div id="wrapper"&gt;</text:p>
      <text:p text:style-name="P12"><text:s text:c="6"/>&lt;section&gt;</text:p>
      <text:p text:style-name="P12"><text:s text:c="4"/>&lt;img src="img/KA-avatar.jpg" alt="Photograph of KaeLyn Alexander" class= "profile-photo"&gt;</text:p>
      <text:p text:style-name="P12"><text:s text:c="7"/></text:p>
      <text:p text:style-name="P12"><text:s text:c="8"/>&lt;h3&gt;About&lt;/h3&gt;</text:p>
      <text:p text:style-name="P12"><text:s text:c="8"/></text:p>
      <text:p text:style-name="P12"><text:s text:c="8"/>&lt;p&gt; Insert a detailed paragraph about yourself, whta you enjoy and why anyone should be interested in your work.&lt;/p&gt;</text:p>
      <text:p text:style-name="P12"><text:s text:c="8"/></text:p>
      <text:p text:style-name="P12"><text:s text:c="8"/>&lt;p&gt;Follow me on Social Media&lt;/p&gt;&lt;a href= "http://twitter.com/Princ3ssKa3"&gt; @Princ3ssKa3&lt;/a&gt;</text:p>
      <text:p text:style-name="P12"><text:s text:c="6"/></text:p>
      <text:p text:style-name="P12"><text:s text:c="5"/>&lt;/section&gt;</text:p>
      <text:p text:style-name="P12"><text:s text:c="6"/>&lt;footer&gt;</text:p>
      <text:p text:style-name="P12"><text:s text:c="8"/>&lt;a href= "twitter.com/Princ3ssKa3"&gt;</text:p>
      <text:p text:style-name="P12"><text:s text:c="8"/>&lt;img src="img/twitter-wrap.png" alt"Twitter Logo" class="social-icon"&gt;&lt;/a&gt;</text:p>
      <text:p text:style-name="P12"><text:s text:c="8"/>&lt;a href= "facebook.com"&gt;</text:p>
      <text:p text:style-name="P12"><text:s text:c="8"/>&lt;img src="img/facebook-wrap.png" alt"Facebook Logo" class="social-icon"&gt;&lt;/a&gt;</text:p>
      <text:p text:style-name="P12"><text:s text:c="8"/>&lt;p&gt;&amp;copy; 2015 Kae'Lyn Alexander.&lt;/p&gt;</text:p>
      <text:p text:style-name="P12"><text:s text:c="6"/>&lt;/footer&gt;</text:p>
      <text:p text:style-name="P12"><text:s text:c="5"/>&lt;/div&gt;</text:p>
      <text:p text:style-name="P12"><text:s text:c="2"/>&lt;/body&gt;</text:p>
      <text:p text:style-name="P12">&lt;/html&gt;</text:p>
      <text:p text:style-name="P12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4:56:15.667000000</meta:creation-date>
    <dc:date>2015-07-10T14:08:05.739000000</dc:date>
    <meta:editing-duration>PT8M30S</meta:editing-duration>
    <meta:editing-cycles>7</meta:editing-cycles>
    <meta:generator>LibreOffice/4.2.5.2$Windows_x86 LibreOffice_project/61cb170a04bb1f12e77c884eab9192be736ec5f5</meta:generator>
    <meta:document-statistic meta:table-count="0" meta:image-count="0" meta:object-count="0" meta:page-count="7" meta:paragraph-count="253" meta:word-count="648" meta:character-count="8546" meta:non-whitespace-character-count="6513"/>
  </office:meta>
</office:document-meta>
</file>